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meService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therService.callSom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.per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therService.AnotherService( final SomeService some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.test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.test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